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3.5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3.2pt"/>
    </style:style>
    <style:style style:name="co4" style:family="table-column">
      <style:table-column-properties fo:break-before="auto" style:column-width="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61"/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AOZ6605PI-1 </text:p>
          </table:table-cell>
          <table:table-cell table:style-name="ce1"/>
          <table:table-cell table:number-columns-repeated="5"/>
        </table:table-row>
        <table:table-row table:style-name="ro1">
          <table:table-cell table:style-name="ce1"/>
          <table:table-cell table:style-name="ce1" office:value-type="string" calcext:value-type="string">
            <text:p>Volts</text:p>
          </table:table-cell>
          <table:table-cell/>
          <table:table-cell office:value-type="string" calcext:value-type="string">
            <text:p>Shutdown</text:p>
          </table:table-cell>
          <table:table-cell office:value-type="string" calcext:value-type="string">
            <text:p>Start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 On Threshold (Min)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 Hysteresis</text:p>
          </table:table-cell>
          <table:table-cell office:value-type="float" office:value="0.3" calcext:value-type="float">
            <text:p>0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 Off Threshold (Max)</text:p>
          </table:table-cell>
          <table:table-cell office:value-type="float" office:value="0.6" calcext:value-type="float">
            <text:p>0.6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N On Ratio</text:p>
          </table:table-cell>
          <table:table-cell table:formula="of:=[.D3]/[.B3]" office:value-type="float" office:value="3" calcext:value-type="float">
            <text:p>3</text:p>
          </table:table-cell>
          <table:table-cell/>
          <table:table-cell office:value-type="string" calcext:value-type="string">
            <text:p>This ratio doesn’t make sense for anything passive. Don’t use it EN for any shutdown/UVLO. Handle in battery protectio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 Off Ratio</text:p>
          </table:table-cell>
          <table:table-cell table:formula="of:=[.D3]/[.B5]" office:value-type="float" office:value="10" calcext:value-type="float">
            <text:p>10</text:p>
          </table:table-cell>
          <table:table-cell table:number-columns-repeated="5"/>
        </table:table-row>
        <table:table-row table:style-name="ro1" table:number-rows-repeated="6">
          <table:table-cell table:number-columns-repeated="7"/>
        </table:table-row>
        <table:table-row table:style-name="ro1">
          <table:table-cell office:value-type="string" calcext:value-type="string">
            <text:p>Loop compensation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load (guess)</text:p>
          </table:table-cell>
          <table:table-cell office:value-type="float" office:value="1.667" calcext:value-type="float">
            <text:p>1.667</text:p>
          </table:table-cell>
          <table:table-cell table:number-columns-repeated="2"/>
          <table:table-cell office:value-type="string" calcext:value-type="string">
            <text:p>fp1</text:p>
          </table:table-cell>
          <table:table-cell table:formula="of:=1/(2*PI()*Cout*Rload)" office:value-type="float" office:value="1424.98315046151" calcext:value-type="float">
            <text:p>1424.98315046151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string" calcext:value-type="string">
            <text:p>ESRcout (guess)</text:p>
          </table:table-cell>
          <table:table-cell office:value-type="float" office:value="0.005" calcext:value-type="float">
            <text:p>0.005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z1</text:p>
          </table:table-cell>
          <table:table-cell table:formula="of:=1/(2*PI()*Cout*ESRco)" office:value-type="float" office:value="475089.382363867" calcext:value-type="float">
            <text:p>475089.382363867</text:p>
          </table:table-cell>
          <table:table-cell office:value-type="string" calcext:value-type="string">
            <text:p>Hz</text:p>
          </table:table-cell>
        </table:table-row>
        <table:table-row table:style-name="ro1" table:number-rows-repeated="5">
          <table:table-cell table:number-columns-repeated="7"/>
        </table:table-row>
        <table:table-row table:style-name="ro1">
          <table:table-cell office:value-type="string" calcext:value-type="string">
            <text:p>Vo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a</text:p>
          </table:table-cell>
          <table:table-cell table:style-name="ce3" office:value-type="float" office:value="0.00048" calcext:value-type="float">
            <text:p>4.80E-04</text:p>
          </table:table-cell>
          <table:table-cell office:value-type="string" calcext:value-type="string">
            <text:p>A/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c</text:p>
          </table:table-cell>
          <table:table-cell table:style-name="ce3" table:formula="of:=[.F47]" office:value-type="float" office:value="0.00000000203759070823058" calcext:value-type="float">
            <text:p>2.04E-09</text:p>
          </table:table-cell>
          <table:table-cell office:value-type="string" calcext:value-type="string">
            <text:p>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vea</text:p>
          </table:table-cell>
          <table:table-cell office:value-type="float" office:value="4800" calcext:value-type="float">
            <text:p>4800</text:p>
          </table:table-cell>
          <table:table-cell table:number-columns-repeated="2"/>
          <table:table-cell office:value-type="string" calcext:value-type="string">
            <text:p>fp2</text:p>
          </table:table-cell>
          <table:table-cell table:formula="of:=Gea/(2*PI()*Cc*Gvea)" office:value-type="float" office:value="7.8109378124375" calcext:value-type="float">
            <text:p>7.810937812437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c</text:p>
          </table:table-cell>
          <table:table-cell table:style-name="ce3" table:formula="of:=[.F45]" office:value-type="float" office:value="54814.2468204469" calcext:value-type="float">
            <text:p>5.48E+04</text:p>
          </table:table-cell>
          <table:table-cell office:value-type="string" calcext:value-type="string">
            <text:p>Ohms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fz2</text:p>
          </table:table-cell>
          <table:table-cell table:formula="of:=1/(2*PI()*[.B27]*[.B30])" office:value-type="float" office:value="1424.98315046151" calcext:value-type="float">
            <text:p>1424.98315046151</text:p>
          </table:table-cell>
          <table:table-cell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 calcext:value-type="string">
            <text:p>Crossover Frequency (desired)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Hz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witching frequency (fixed)</text:p>
          </table:table-cell>
          <table:table-cell table:style-name="ce3" office:value-type="float" office:value="600000" calcext:value-type="float">
            <text:p>6.00E+05</text:p>
          </table:table-cell>
          <table:table-cell office:value-type="string" calcext:value-type="string">
            <text:p>Hz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Vfb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/V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ut (Guess – Rough Total)</text:p>
          </table:table-cell>
          <table:table-cell table:style-name="ce3" office:value-type="float" office:value="0.000067" calcext:value-type="float">
            <text:p>6.70E-05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Rc (calc)</text:p>
          </table:table-cell>
          <table:table-cell table:style-name="ce5" table:formula="of:=fc*(Vout/Vfb)*(2*PI()*Cout)/(Gea*Gcs)" office:value-type="float" office:value="54814.2468204469" calcext:value-type="float">
            <text:p>54814.2468204469</text:p>
          </table:table-cell>
          <table:table-cell office:value-type="string" calcext:value-type="string">
            <text:p>Ohm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Cc (calc)</text:p>
          </table:table-cell>
          <table:table-cell table:style-name="ce5" table:formula="of:=Cout*Rload/Rcomp" office:value-type="float" office:value="0.00000000203759070823058" calcext:value-type="float">
            <text:p>2.03759070823058E-09</text:p>
          </table:table-cell>
          <table:table-cell office:value-type="string" calcext:value-type="string">
            <text:p>F</text:p>
          </table:table-cell>
        </table:table-row>
      </table:table>
      <table:named-expressions>
        <table:named-range table:name="Cc" table:base-cell-address="$Sheet1.$B$18" table:cell-range-address="$Sheet1.$B$27"/>
        <table:named-range table:name="Cout" table:base-cell-address="$Sheet1.$B$36" table:cell-range-address="$Sheet1.$B$45"/>
        <table:named-range table:name="ESRco" table:base-cell-address="$Sheet1.$B$17" table:cell-range-address="$Sheet1.$B$17"/>
        <table:named-range table:name="fc" table:base-cell-address="$Sheet1.$B$27" table:cell-range-address="$Sheet1.$B$36"/>
        <table:named-range table:name="fs" table:base-cell-address="$Sheet1.$B$29" table:cell-range-address="$Sheet1.$B$38"/>
        <table:named-range table:name="Gcs" table:base-cell-address="$Sheet1.$B$34" table:cell-range-address="$Sheet1.$B$43"/>
        <table:named-range table:name="Gea" table:base-cell-address="$Sheet1.$B$17" table:cell-range-address="$Sheet1.$B$26"/>
        <table:named-range table:name="Gvea" table:base-cell-address="$Sheet1.$B$19" table:cell-range-address="$Sheet1.$B$28"/>
        <table:named-range table:name="Rcomp" table:base-cell-address="$Sheet1.$G$45" table:cell-range-address="$Sheet1.$F$45"/>
        <table:named-range table:name="Rload" table:base-cell-address="$Sheet1.$B$16" table:cell-range-address="$Sheet1.$B$16"/>
        <table:named-range table:name="Vfb" table:base-cell-address="$Sheet1.$B$33" table:cell-range-address="$Sheet1.$B$42"/>
        <table:named-range table:name="Vout" table:base-cell-address="$Sheet1.$B$16" table:cell-range-address="$Sheet1.$B$2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7">00/00/0000</text:date>, <text:time style:data-style-name="N2" text:time-value="16:55:05.78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9T13:54:58.041000000</meta:creation-date>
    <dc:date>2019-11-27T16:55:42.987000000</dc:date>
    <meta:editing-duration>P11DT21H32S</meta:editing-duration>
    <meta:editing-cycles>23</meta:editing-cycles>
    <meta:generator>LibreOffice/6.0.3.2$Windows_X86_64 LibreOffice_project/8f48d515416608e3a835360314dac7e47fd0b821</meta:generator>
    <meta:document-statistic meta:table-count="1" meta:cell-count="66" meta:object-count="0"/>
  </office:meta>
</office:document-meta>
</file>